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36">
      <style:table-cell-properties fo:background-color="#FFFFF3"/>
    </style:style>
    <style:style style:name="ce15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19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37">
      <style:table-cell-properties style:vertical-align="automatic"/>
      <style:text-properties fo:color="#FFFFFF" style:font-name="Georgia1" style:font-name-asian="Georgia1" style:font-name-complex="Georgia1"/>
    </style:style>
    <style:style style:name="ce3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/>
    </style:style>
    <style:style style:name="ce39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/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1.2977083333333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6.64104166666667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6.82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1.I4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1.I4"/>
    </style:style>
    <style:style style:name="ce5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2.I4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2.I4"/>
    </style:style>
    <style:style style:name="ce5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3.I4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3.I4"/>
    </style:style>
    <style:style style:name="ce5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4.I4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8.20304in" svg:y="0.33617in" svg:width="7.72404in" svg:height="5.419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6262in" svg:y="4.5436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11">
            <text:p>0</text:p>
          </table:table-cell>
          <table:table-cell office:value-type="float" office:value="0" table:formula="of:=[.D3]-$$IT2H1" table:style-name="ce11">
            <text:p>0</text:p>
          </table:table-cell>
          <table:table-cell office:value-type="float" office:value="0" table:formula="of:=[.E3]-$$IT3H1" table:style-name="ce11">
            <text:p>0</text:p>
          </table:table-cell>
          <table:table-cell office:value-type="float" office:value="0" table:formula="of:=[.F3]-$$IT4H1" table:style-name="ce1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2</text:p>
          </table:table-cell>
          <table:table-cell office:value-type="float" office:value="30" table:style-name="ce13">
            <text:p>30</text:p>
          </table:table-cell>
          <table:table-cell office:value-type="float" office:value="30" table:formula="of:=[.C4]-$$IT1H2" table:style-name="ce14">
            <text:p>30</text:p>
          </table:table-cell>
          <table:table-cell office:value-type="float" office:value="30" table:formula="of:=[.D4]-[.F24]" table:style-name="ce15">
            <text:p>30</text:p>
          </table:table-cell>
          <table:table-cell office:value-type="float" office:value="30" table:formula="of:=[.E4]-[.F34]" table:style-name="ce15">
            <text:p>30</text:p>
          </table:table-cell>
          <table:table-cell office:value-type="float" office:value="30" table:formula="of:=[.F4]-[.F44]" table:style-name="ce15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3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C5]-$$IT1H3" table:style-name="ce14">
            <text:p>13</text:p>
          </table:table-cell>
          <table:table-cell office:value-type="float" office:value="13" table:formula="of:=[.D5]-[.F34]" table:style-name="ce15">
            <text:p>13</text:p>
          </table:table-cell>
          <table:table-cell office:value-type="float" office:value="13" table:formula="of:=[.E5]-[.G34]" table:style-name="ce15">
            <text:p>13</text:p>
          </table:table-cell>
          <table:table-cell office:value-type="float" office:value="13" table:formula="of:=[.F5]-[.H34]" table:style-name="ce15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4</text:p>
          </table:table-cell>
          <table:table-cell office:value-type="float" office:value="62" table:style-name="ce13">
            <text:p>62</text:p>
          </table:table-cell>
          <table:table-cell office:value-type="float" office:value="58" table:formula="of:=[.C6]-$$IT1H4" table:style-name="ce14">
            <text:p>58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[.E6]-[.G45]" table:style-name="ce15">
            <text:p>0</text:p>
          </table:table-cell>
          <table:table-cell office:value-type="float" office:value="0" table:formula="of:=[.F6]-[.H45]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5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7]-$$IT1H5" table:style-name="ce14">
            <text:p>10</text:p>
          </table:table-cell>
          <table:table-cell office:value-type="float" office:value="10" table:formula="of:=[.D7]-[.F50]" table:style-name="ce15">
            <text:p>10</text:p>
          </table:table-cell>
          <table:table-cell office:value-type="float" office:value="10" table:formula="of:=[.E7]-[.G50]" table:style-name="ce15">
            <text:p>10</text:p>
          </table:table-cell>
          <table:table-cell office:value-type="float" office:value="10" table:formula="of:=[.F7]-[.H50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C8]-$$IT1H6" table:style-name="ce14">
            <text:p>8</text:p>
          </table:table-cell>
          <table:table-cell office:value-type="float" office:value="8" table:formula="of:=[.D8]-[.F57]" table:style-name="ce15">
            <text:p>8</text:p>
          </table:table-cell>
          <table:table-cell office:value-type="float" office:value="8" table:formula="of:=[.E8]-[.G57]" table:style-name="ce15">
            <text:p>8</text:p>
          </table:table-cell>
          <table:table-cell office:value-type="float" office:value="8" table:formula="of:=[.F8]-[.H57]" table:style-name="ce15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9]-$$IT1H7" table:style-name="ce14">
            <text:p>10</text:p>
          </table:table-cell>
          <table:table-cell office:value-type="float" office:value="10" table:formula="of:=[.D9]-[.F64]" table:style-name="ce15">
            <text:p>10</text:p>
          </table:table-cell>
          <table:table-cell office:value-type="float" office:value="10" table:formula="of:=[.E9]-[.G64]" table:style-name="ce15">
            <text:p>10</text:p>
          </table:table-cell>
          <table:table-cell office:value-type="float" office:value="10" table:formula="of:=[.F9]-[.H64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8</text:p>
          </table:table-cell>
          <table:table-cell office:value-type="float" office:value="19" table:style-name="ce13">
            <text:p>19</text:p>
          </table:table-cell>
          <table:table-cell office:value-type="float" office:value="19" table:formula="of:=[.C10]-$$IT1H8" table:style-name="ce14">
            <text:p>19</text:p>
          </table:table-cell>
          <table:table-cell office:value-type="float" office:value="19" table:formula="of:=[.D10]-[.F72]" table:style-name="ce15">
            <text:p>19</text:p>
          </table:table-cell>
          <table:table-cell office:value-type="float" office:value="19" table:formula="of:=[.E10]-[.G72]" table:style-name="ce15">
            <text:p>19</text:p>
          </table:table-cell>
          <table:table-cell office:value-type="float" office:value="19" table:formula="of:=[.F10]-[.H72]" table:style-name="ce15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9</text:p>
          </table:table-cell>
          <table:table-cell office:value-type="float" office:value="17" table:style-name="ce13">
            <text:p>17</text:p>
          </table:table-cell>
          <table:table-cell office:value-type="float" office:value="17" table:formula="of:=[.C11]-$$IT1H9" table:style-name="ce14">
            <text:p>17</text:p>
          </table:table-cell>
          <table:table-cell office:value-type="float" office:value="17" table:formula="of:=[.D11]-[.F81]" table:style-name="ce15">
            <text:p>17</text:p>
          </table:table-cell>
          <table:table-cell office:value-type="float" office:value="17" table:formula="of:=[.E11]-[.G81]" table:style-name="ce15">
            <text:p>17</text:p>
          </table:table-cell>
          <table:table-cell office:value-type="float" office:value="17" table:formula="of:=[.F11]-[.H81]" table:style-name="ce15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0</text:p>
          </table:table-cell>
          <table:table-cell office:value-type="float" office:value="32" table:style-name="ce13">
            <text:p>32</text:p>
          </table:table-cell>
          <table:table-cell office:value-type="float" office:value="32" table:formula="of:=[.C12]-$$IT1H10" table:style-name="ce14">
            <text:p>32</text:p>
          </table:table-cell>
          <table:table-cell office:value-type="float" office:value="32" table:formula="of:=[.D12]-[.F90]" table:style-name="ce15">
            <text:p>32</text:p>
          </table:table-cell>
          <table:table-cell office:value-type="float" office:value="32" table:formula="of:=[.E12]-[.G90]" table:style-name="ce15">
            <text:p>32</text:p>
          </table:table-cell>
          <table:table-cell office:value-type="float" office:value="32" table:formula="of:=[.F12]-[.H90]" table:style-name="ce15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1</text:p>
          </table:table-cell>
          <table:table-cell office:value-type="float" office:value="20" table:style-name="ce13">
            <text:p>20</text:p>
          </table:table-cell>
          <table:table-cell office:value-type="float" office:value="20" table:formula="of:=[.C13]-$$IT1H11" table:style-name="ce14">
            <text:p>20</text:p>
          </table:table-cell>
          <table:table-cell office:value-type="float" office:value="20" table:formula="of:=[.D13]-[.F97]" table:style-name="ce15">
            <text:p>20</text:p>
          </table:table-cell>
          <table:table-cell office:value-type="float" office:value="20" table:formula="of:=[.E13]-[.G97]" table:style-name="ce15">
            <text:p>20</text:p>
          </table:table-cell>
          <table:table-cell office:value-type="float" office:value="20" table:formula="of:=[.F13]-[.H97]" table:style-name="ce15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2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C14]-$$IT1H12" table:style-name="ce14">
            <text:p>9</text:p>
          </table:table-cell>
          <table:table-cell office:value-type="float" office:value="9" table:formula="of:=[.D14]-[.F102]" table:style-name="ce15">
            <text:p>9</text:p>
          </table:table-cell>
          <table:table-cell office:value-type="float" office:value="9" table:formula="of:=[.E14]-[.G102]" table:style-name="ce15">
            <text:p>9</text:p>
          </table:table-cell>
          <table:table-cell office:value-type="float" office:value="9" table:formula="of:=[.F14]-[.H102]" table:style-name="ce15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3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C15]-$$IT1H13" table:style-name="ce14">
            <text:p>15</text:p>
          </table:table-cell>
          <table:table-cell office:value-type="float" office:value="15" table:formula="of:=[.D15]-[.F107]" table:style-name="ce15">
            <text:p>15</text:p>
          </table:table-cell>
          <table:table-cell office:value-type="float" office:value="15" table:formula="of:=[.E15]-[.G107]" table:style-name="ce15">
            <text:p>15</text:p>
          </table:table-cell>
          <table:table-cell office:value-type="float" office:value="15" table:formula="of:=[.F15]-[.H107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4</text:p>
          </table:table-cell>
          <table:table-cell office:value-type="float" office:value="7" table:style-name="ce13">
            <text:p>7</text:p>
          </table:table-cell>
          <table:table-cell office:value-type="float" office:value="7" table:formula="of:=[.C16]-$$IT1H14" table:style-name="ce14">
            <text:p>7</text:p>
          </table:table-cell>
          <table:table-cell office:value-type="float" office:value="7" table:formula="of:=[.D16]-[.F112]" table:style-name="ce15">
            <text:p>7</text:p>
          </table:table-cell>
          <table:table-cell office:value-type="float" office:value="7" table:formula="of:=[.E16]-[.G112]" table:style-name="ce15">
            <text:p>7</text:p>
          </table:table-cell>
          <table:table-cell office:value-type="float" office:value="7" table:formula="of:=[.F16]-[.H112]" table:style-name="ce15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6">
            <text:p>Histoire 15</text:p>
          </table:table-cell>
          <table:table-cell office:value-type="float" office:value="12" table:style-name="ce17">
            <text:p>12</text:p>
          </table:table-cell>
          <table:table-cell office:value-type="float" office:value="12" table:formula="of:=[.C17]-$$IT1H15" table:style-name="ce18">
            <text:p>12</text:p>
          </table:table-cell>
          <table:table-cell office:value-type="float" office:value="12" table:formula="of:=[.D17]-[.F117]" table:style-name="ce15">
            <text:p>12</text:p>
          </table:table-cell>
          <table:table-cell office:value-type="float" office:value="12" table:formula="of:=[.E17]-[.G117]" table:style-name="ce15">
            <text:p>12</text:p>
          </table:table-cell>
          <table:table-cell office:value-type="float" office:value="12" table:formula="of:=[.F17]-[.H117]" table:style-name="ce15">
            <text:p>12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88" table:formula="of:=SUM([.C3:.C17])" table:style-name="ce1">
            <text:p>288</text:p>
          </table:table-cell>
          <table:table-cell office:value-type="float" office:value="260" table:formula="of:=SUM([.D3:.D17])" table:style-name="ce1">
            <text:p>260</text:p>
          </table:table-cell>
          <table:table-cell office:value-type="float" office:value="202" table:formula="of:=SUM([.E3:.E17])" table:style-name="ce1">
            <text:p>202</text:p>
          </table:table-cell>
          <table:table-cell office:value-type="float" office:value="202" table:formula="of:=SUM([.F3:.F17])" table:style-name="ce1">
            <text:p>202</text:p>
          </table:table-cell>
          <table:table-cell office:value-type="float" office:value="202" table:formula="of:=SUM([.G3:.G17])" table:style-name="ce1">
            <text:p>202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6.55176in" svg:y="8.99786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table:style-name="ce19"/>
          <table:table-cell office:value-type="date" office:date-value="2020-02-18T00:00:00" table:style-name="ce48">
            <text:p>18-02-2020</text:p>
          </table:table-cell>
          <table:table-cell office:value-type="float" office:value="0" table:style-name="ce49">
            <text:p>0</text:p>
          </table:table-cell>
          <table:table-cell office:value-type="float" office:value="24" table:formula="of:=[.$G$11]*(1-1/[.$J$32]*[.J4])" table:style-name="ce26">
            <text:p>24</text:p>
          </table:table-cell>
          <table:table-cell office:value-type="float" office:value="24" table:style-name="ce26">
            <text:p>24</text:p>
          </table:table-cell>
          <table:table-cell office:value-type="float" office:value="4" table:formula="of:=[.$G$41]*(1-1/[.$J$32]*[.J4])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8" table:formula="of:=[.K4]+[.M4]" table:style-name="ce19">
            <text:p>28</text:p>
          </table:table-cell>
          <table:table-cell office:value-type="float" office:value="27" table:formula="of:=[.L4]+[.N4]" table:style-name="ce19">
            <text:p>27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1.5" table:style-name="ce24">
            <text:p>1,5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19T00:00:00" table:style-name="ce48">
            <text:p>19-02-2020</text:p>
          </table:table-cell>
          <table:table-cell office:value-type="float" office:value="1" table:style-name="ce49">
            <text:p>1</text:p>
          </table:table-cell>
          <table:table-cell office:value-type="float" office:value="22.736842105263158" table:formula="of:=[.$G$11]*(1-1/[.$J$32]*[.J5])" table:style-name="ce26">
            <text:p>22,73684211</text:p>
          </table:table-cell>
          <table:table-cell office:value-type="string" table:style-name="ce26">
            <text:p>?</text:p>
          </table:table-cell>
          <table:table-cell office:value-type="float" office:value="3.7894736842105265" table:formula="of:=[.$G$41]*(1-1/[.$J$32]*[.J5])" table:style-name="ce26">
            <text:p>3,789473684</text:p>
          </table:table-cell>
          <table:table-cell office:value-type="string" table:style-name="ce26">
            <text:p>?</text:p>
          </table:table-cell>
          <table:table-cell office:value-type="float" office:value="26.526315789473685" table:formula="of:=[.K5]+[.M5]" table:style-name="ce19">
            <text:p>26,52631579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office:value-type="date" office:date-value="2020-02-20T00:00:00" table:style-name="ce48">
            <text:p>20-02-2020</text:p>
          </table:table-cell>
          <table:table-cell office:value-type="float" office:value="2" table:style-name="ce49">
            <text:p>2</text:p>
          </table:table-cell>
          <table:table-cell office:value-type="float" office:value="21.473684210526315" table:formula="of:=[.$G$11]*(1-1/[.$J$32]*[.J6])" table:style-name="ce26">
            <text:p>21,47368421</text:p>
          </table:table-cell>
          <table:table-cell office:value-type="string" table:style-name="ce26">
            <text:p>?</text:p>
          </table:table-cell>
          <table:table-cell office:value-type="float" office:value="3.5789473684210527" table:formula="of:=[.$G$41]*(1-1/[.$J$32]*[.J6])" table:style-name="ce26">
            <text:p>3,578947368</text:p>
          </table:table-cell>
          <table:table-cell office:value-type="string" table:style-name="ce26">
            <text:p>?</text:p>
          </table:table-cell>
          <table:table-cell office:value-type="float" office:value="25.052631578947366" table:formula="of:=[.K6]+[.M6]" table:style-name="ce19">
            <text:p>25,05263158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table:style-name="ce19"/>
          <table:table-cell office:value-type="date" office:date-value="2020-02-21T00:00:00" table:style-name="ce48">
            <text:p>21-02-2020</text:p>
          </table:table-cell>
          <table:table-cell office:value-type="float" office:value="3" table:style-name="ce49">
            <text:p>3</text:p>
          </table:table-cell>
          <table:table-cell office:value-type="float" office:value="20.210526315789473" table:formula="of:=[.$G$11]*(1-1/[.$J$32]*[.J7])" table:style-name="ce26">
            <text:p>20,21052632</text:p>
          </table:table-cell>
          <table:table-cell office:value-type="string" table:style-name="ce26">
            <text:p>?</text:p>
          </table:table-cell>
          <table:table-cell office:value-type="float" office:value="3.3684210526315788" table:formula="of:=[.$G$41]*(1-1/[.$J$32]*[.J7])" table:style-name="ce26">
            <text:p>3,368421053</text:p>
          </table:table-cell>
          <table:table-cell office:value-type="string" table:style-name="ce26">
            <text:p>?</text:p>
          </table:table-cell>
          <table:table-cell office:value-type="float" office:value="23.578947368421051" table:formula="of:=[.K7]+[.M7]" table:style-name="ce19">
            <text:p>23,57894737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22T00:00:00" table:style-name="ce48">
            <text:p>22-02-2020</text:p>
          </table:table-cell>
          <table:table-cell office:value-type="float" office:value="4" table:style-name="ce49">
            <text:p>4</text:p>
          </table:table-cell>
          <table:table-cell office:value-type="float" office:value="18.94736842105263" table:formula="of:=[.$G$11]*(1-1/[.$J$32]*[.J10])" table:style-name="ce26">
            <text:p>18,94736842</text:p>
          </table:table-cell>
          <table:table-cell office:value-type="string" table:style-name="ce26">
            <text:p>?</text:p>
          </table:table-cell>
          <table:table-cell office:value-type="float" office:value="3.1578947368421053" table:formula="of:=[.$G$41]*(1-1/[.$J$32]*[.J10])" table:style-name="ce26">
            <text:p>3,157894737</text:p>
          </table:table-cell>
          <table:table-cell office:value-type="string" table:style-name="ce26">
            <text:p>?</text:p>
          </table:table-cell>
          <table:table-cell office:value-type="float" office:value="22.105263157894736" table:formula="of:=[.K10]+[.M10]" table:style-name="ce19">
            <text:p>22,10526316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24.5" table:formula="of:=SUM([.F4:.F10])" table:style-name="ce28">
            <text:p>24,5</text:p>
          </table:table-cell>
          <table:table-cell office:value-type="float" office:value="24" table:formula="of:=SUM([.G4:.G10])" table:style-name="ce28">
            <text:p>24</text:p>
          </table:table-cell>
          <table:table-cell table:style-name="ce19"/>
          <table:table-cell office:value-type="date" office:date-value="2020-02-23T00:00:00" table:style-name="ce48">
            <text:p>23-02-2020</text:p>
          </table:table-cell>
          <table:table-cell office:value-type="float" office:value="5" table:style-name="ce49">
            <text:p>5</text:p>
          </table:table-cell>
          <table:table-cell office:value-type="float" office:value="17.684210526315791" table:formula="of:=[.$G$11]*(1-1/[.$J$32]*[.J11])" table:style-name="ce26">
            <text:p>17,68421053</text:p>
          </table:table-cell>
          <table:table-cell office:value-type="string" table:style-name="ce26">
            <text:p>?</text:p>
          </table:table-cell>
          <table:table-cell office:value-type="float" office:value="2.9473684210526319" table:formula="of:=[.$G$41]*(1-1/[.$J$32]*[.J11])" table:style-name="ce26">
            <text:p>2,947368421</text:p>
          </table:table-cell>
          <table:table-cell office:value-type="string" table:style-name="ce26">
            <text:p>?</text:p>
          </table:table-cell>
          <table:table-cell office:value-type="float" office:value="20.631578947368425" table:formula="of:=[.K11]+[.M11]" table:style-name="ce19">
            <text:p>20,63157895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2-24T00:00:00" table:style-name="ce48">
            <text:p>24-02-2020</text:p>
          </table:table-cell>
          <table:table-cell office:value-type="float" office:value="6" table:style-name="ce49">
            <text:p>6</text:p>
          </table:table-cell>
          <table:table-cell office:value-type="float" office:value="16.421052631578949" table:formula="of:=[.$G$11]*(1-1/[.$J$32]*[.J12])" table:style-name="ce26">
            <text:p>16,42105263</text:p>
          </table:table-cell>
          <table:table-cell office:value-type="string" table:style-name="ce26">
            <text:p>?</text:p>
          </table:table-cell>
          <table:table-cell office:value-type="float" office:value="2.736842105263158" table:formula="of:=[.$G$41]*(1-1/[.$J$32]*[.J12])" table:style-name="ce26">
            <text:p>2,736842105</text:p>
          </table:table-cell>
          <table:table-cell office:value-type="string" table:style-name="ce26">
            <text:p>?</text:p>
          </table:table-cell>
          <table:table-cell office:value-type="float" office:value="19.157894736842106" table:formula="of:=[.K12]+[.M12]" table:style-name="ce19">
            <text:p>19,15789474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2-25T00:00:00" table:style-name="ce48">
            <text:p>25-02-2020</text:p>
          </table:table-cell>
          <table:table-cell office:value-type="float" office:value="7" table:style-name="ce49">
            <text:p>7</text:p>
          </table:table-cell>
          <table:table-cell office:value-type="float" office:value="15.157894736842104" table:formula="of:=[.$G$11]*(1-1/[.$J$32]*[.J13])" table:style-name="ce26">
            <text:p>15,15789474</text:p>
          </table:table-cell>
          <table:table-cell office:value-type="string" table:style-name="ce26">
            <text:p>?</text:p>
          </table:table-cell>
          <table:table-cell office:value-type="float" office:value="2.5263157894736841" table:formula="of:=[.$G$41]*(1-1/[.$J$32]*[.J13])" table:style-name="ce26">
            <text:p>2,526315789</text:p>
          </table:table-cell>
          <table:table-cell office:value-type="string" table:style-name="ce26">
            <text:p>?</text:p>
          </table:table-cell>
          <table:table-cell office:value-type="float" office:value="17.684210526315788" table:formula="of:=[.K13]+[.M13]" table:style-name="ce19">
            <text:p>17,68421053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2-26T00:00:00" table:style-name="ce48">
            <text:p>26-02-2020</text:p>
          </table:table-cell>
          <table:table-cell office:value-type="float" office:value="8" table:style-name="ce49">
            <text:p>8</text:p>
          </table:table-cell>
          <table:table-cell office:value-type="float" office:value="13.894736842105264" table:formula="of:=[.$G$11]*(1-1/[.$J$32]*[.J16])" table:style-name="ce26">
            <text:p>13,89473684</text:p>
          </table:table-cell>
          <table:table-cell office:value-type="string" table:style-name="ce26">
            <text:p>?</text:p>
          </table:table-cell>
          <table:table-cell office:value-type="float" office:value="2.3157894736842106" table:formula="of:=[.$G$41]*(1-1/[.$J$32]*[.J16])" table:style-name="ce26">
            <text:p>2,315789474</text:p>
          </table:table-cell>
          <table:table-cell office:value-type="string" table:style-name="ce26">
            <text:p>?</text:p>
          </table:table-cell>
          <table:table-cell office:value-type="float" office:value="16.210526315789473" table:formula="of:=[.K16]+[.M16]" table:style-name="ce19">
            <text:p>16,21052632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2-27T00:00:00" table:style-name="ce48">
            <text:p>27-02-2020</text:p>
          </table:table-cell>
          <table:table-cell office:value-type="float" office:value="9" table:style-name="ce49">
            <text:p>9</text:p>
          </table:table-cell>
          <table:table-cell office:value-type="float" office:value="12.631578947368423" table:formula="of:=[.$G$11]*(1-1/[.$J$32]*[.J17])" table:style-name="ce26">
            <text:p>12,63157895</text:p>
          </table:table-cell>
          <table:table-cell office:value-type="string" table:style-name="ce26">
            <text:p>?</text:p>
          </table:table-cell>
          <table:table-cell office:value-type="float" office:value="2.1052631578947372" table:formula="of:=[.$G$41]*(1-1/[.$J$32]*[.J17])" table:style-name="ce26">
            <text:p>2,105263158</text:p>
          </table:table-cell>
          <table:table-cell office:value-type="string" table:style-name="ce26">
            <text:p>?</text:p>
          </table:table-cell>
          <table:table-cell office:value-type="float" office:value="14.736842105263161" table:formula="of:=[.K17]+[.M17]" table:style-name="ce19">
            <text:p>14,73684211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2-28T00:00:00" table:style-name="ce48">
            <text:p>28-02-2020</text:p>
          </table:table-cell>
          <table:table-cell office:value-type="float" office:value="10" table:style-name="ce49">
            <text:p>10</text:p>
          </table:table-cell>
          <table:table-cell office:value-type="float" office:value="11.368421052631579" table:formula="of:=[.$G$11]*(1-1/[.$J$32]*[.J18])" table:style-name="ce26">
            <text:p>11,36842105</text:p>
          </table:table-cell>
          <table:table-cell office:value-type="string" table:style-name="ce26">
            <text:p>?</text:p>
          </table:table-cell>
          <table:table-cell office:value-type="float" office:value="1.8947368421052633" table:formula="of:=[.$G$41]*(1-1/[.$J$32]*[.J18])" table:style-name="ce26">
            <text:p>1,894736842</text:p>
          </table:table-cell>
          <table:table-cell office:value-type="string" table:style-name="ce26">
            <text:p>?</text:p>
          </table:table-cell>
          <table:table-cell office:value-type="float" office:value="13.263157894736842" table:formula="of:=[.K18]+[.M18]" table:style-name="ce19">
            <text:p>13,26315789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2-29T00:00:00" table:style-name="ce48">
            <text:p>29-02-2020</text:p>
          </table:table-cell>
          <table:table-cell office:value-type="float" office:value="11" table:style-name="ce49">
            <text:p>11</text:p>
          </table:table-cell>
          <table:table-cell office:value-type="float" office:value="10.105263157894736" table:formula="of:=[.$G$11]*(1-1/[.$J$32]*[.J19])" table:style-name="ce26">
            <text:p>10,10526316</text:p>
          </table:table-cell>
          <table:table-cell office:value-type="string" table:style-name="ce26">
            <text:p>?</text:p>
          </table:table-cell>
          <table:table-cell office:value-type="float" office:value="1.6842105263157894" table:formula="of:=[.$G$41]*(1-1/[.$J$32]*[.J19])" table:style-name="ce26">
            <text:p>1,684210526</text:p>
          </table:table-cell>
          <table:table-cell office:value-type="string" table:style-name="ce26">
            <text:p>?</text:p>
          </table:table-cell>
          <table:table-cell office:value-type="float" office:value="11.789473684210526" table:formula="of:=[.K19]+[.M19]" table:style-name="ce19">
            <text:p>11,78947368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1T00:00:00" table:style-name="ce48">
            <text:p>01-03-2020</text:p>
          </table:table-cell>
          <table:table-cell office:value-type="float" office:value="12" table:style-name="ce49">
            <text:p>12</text:p>
          </table:table-cell>
          <table:table-cell office:value-type="float" office:value="8.8421052631578956" table:formula="of:=[.$G$11]*(1-1/[.$J$32]*[.J22])" table:style-name="ce26">
            <text:p>8,842105263</text:p>
          </table:table-cell>
          <table:table-cell office:value-type="string" table:style-name="ce26">
            <text:p>?</text:p>
          </table:table-cell>
          <table:table-cell office:value-type="float" office:value="1.4736842105263159" table:formula="of:=[.$G$41]*(1-1/[.$J$32]*[.J22])" table:style-name="ce26">
            <text:p>1,473684211</text:p>
          </table:table-cell>
          <table:table-cell office:value-type="string" table:style-name="ce26">
            <text:p>?</text:p>
          </table:table-cell>
          <table:table-cell office:value-type="float" office:value="10.315789473684212" table:formula="of:=[.K22]+[.M22]" table:style-name="ce19">
            <text:p>10,31578947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02T00:00:00" table:style-name="ce48">
            <text:p>02-03-2020</text:p>
          </table:table-cell>
          <table:table-cell office:value-type="float" office:value="13" table:style-name="ce49">
            <text:p>13</text:p>
          </table:table-cell>
          <table:table-cell office:value-type="float" office:value="7.5789473684210549" table:formula="of:=[.$G$11]*(1-1/[.$J$32]*[.J23])" table:style-name="ce26">
            <text:p>7,578947368</text:p>
          </table:table-cell>
          <table:table-cell office:value-type="string" table:style-name="ce26">
            <text:p>?</text:p>
          </table:table-cell>
          <table:table-cell office:value-type="float" office:value="1.2631578947368425" table:formula="of:=[.$G$41]*(1-1/[.$J$32]*[.J23])" table:style-name="ce26">
            <text:p>1,263157895</text:p>
          </table:table-cell>
          <table:table-cell office:value-type="string" table:style-name="ce26">
            <text:p>?</text:p>
          </table:table-cell>
          <table:table-cell office:value-type="float" office:value="8.8421052631578974" table:formula="of:=[.K23]+[.M23]" table:style-name="ce19">
            <text:p>8,842105263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office:value-type="date" office:date-value="2020-03-03T00:00:00" table:style-name="ce48">
            <text:p>03-03-2020</text:p>
          </table:table-cell>
          <table:table-cell office:value-type="float" office:value="14" table:style-name="ce49">
            <text:p>14</text:p>
          </table:table-cell>
          <table:table-cell office:value-type="float" office:value="6.3157894736842115" table:formula="of:=[.$G$11]*(1-1/[.$J$32]*[.J24])" table:style-name="ce26">
            <text:p>6,315789474</text:p>
          </table:table-cell>
          <table:table-cell office:value-type="string" table:style-name="ce26">
            <text:p>?</text:p>
          </table:table-cell>
          <table:table-cell office:value-type="float" office:value="1.0526315789473686" table:formula="of:=[.$G$41]*(1-1/[.$J$32]*[.J24])" table:style-name="ce26">
            <text:p>1,052631579</text:p>
          </table:table-cell>
          <table:table-cell office:value-type="string" table:style-name="ce26">
            <text:p>?</text:p>
          </table:table-cell>
          <table:table-cell office:value-type="float" office:value="7.3684210526315805" table:formula="of:=[.K24]+[.M24]" table:style-name="ce19">
            <text:p>7,368421053</text:p>
          </table:table-cell>
          <table:table-cell office:value-type="float" office:value="0" table:formula="of:=[.L24]+[.N24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date" office:date-value="2020-03-04T00:00:00" table:style-name="ce48">
            <text:p>04-03-2020</text:p>
          </table:table-cell>
          <table:table-cell office:value-type="float" office:value="15" table:style-name="ce49">
            <text:p>15</text:p>
          </table:table-cell>
          <table:table-cell office:value-type="float" office:value="5.0526315789473681" table:formula="of:=[.$G$11]*(1-1/[.$J$32]*[.J25])" table:style-name="ce26">
            <text:p>5,052631579</text:p>
          </table:table-cell>
          <table:table-cell office:value-type="string" table:style-name="ce26">
            <text:p>?</text:p>
          </table:table-cell>
          <table:table-cell office:value-type="float" office:value="0.84210526315789469" table:formula="of:=[.$G$41]*(1-1/[.$J$32]*[.J25])" table:style-name="ce26">
            <text:p>0,842105263</text:p>
          </table:table-cell>
          <table:table-cell office:value-type="string" table:style-name="ce26">
            <text:p>?</text:p>
          </table:table-cell>
          <table:table-cell office:value-type="float" office:value="5.8947368421052628" table:formula="of:=[.K25]+[.M25]" table:style-name="ce19">
            <text:p>5,894736842</text:p>
          </table:table-cell>
          <table:table-cell office:value-type="float" office:value="0" table:formula="of:=[.L25]+[.N25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float" office:value="0" table:formula="of:=[.J26]" table:style-name="ce35">
            <text:p>00-01-1900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date" office:date-value="2020-03-06T00:00:00" table:style-name="ce48">
            <text:p>06-03-2020</text:p>
          </table:table-cell>
          <table:table-cell office:value-type="float" office:value="16" table:style-name="ce49">
            <text:p>16</text:p>
          </table:table-cell>
          <table:table-cell office:value-type="float" office:value="3.7894736842105274" table:formula="of:=[.$G$11]*(1-1/[.$J$32]*[.J28])" table:style-name="ce26">
            <text:p>3,789473684</text:p>
          </table:table-cell>
          <table:table-cell office:value-type="string" table:style-name="ce26">
            <text:p>?</text:p>
          </table:table-cell>
          <table:table-cell office:value-type="float" office:value="0.63157894736842124" table:formula="of:=[.$G$41]*(1-1/[.$J$32]*[.J28])" table:style-name="ce26">
            <text:p>0,631578947</text:p>
          </table:table-cell>
          <table:table-cell office:value-type="string" table:style-name="ce26">
            <text:p>?</text:p>
          </table:table-cell>
          <table:table-cell office:value-type="float" office:value="4.4210526315789487" table:formula="of:=[.K28]+[.M28]" table:style-name="ce19">
            <text:p>4,421052632</text:p>
          </table:table-cell>
          <table:table-cell office:value-type="float" office:value="0" table:formula="of:=[.L28]+[.N2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7T00:00:00" table:style-name="ce48">
            <text:p>07-03-2020</text:p>
          </table:table-cell>
          <table:table-cell office:value-type="float" office:value="17" table:style-name="ce49">
            <text:p>17</text:p>
          </table:table-cell>
          <table:table-cell office:value-type="float" office:value="2.5263157894736867" table:formula="of:=[.$G$11]*(1-1/[.$J$32]*[.J29])" table:style-name="ce26">
            <text:p>2,526315789</text:p>
          </table:table-cell>
          <table:table-cell office:value-type="string" table:style-name="ce26">
            <text:p>?</text:p>
          </table:table-cell>
          <table:table-cell office:value-type="float" office:value="0.42105263157894779" table:formula="of:=[.$G$41]*(1-1/[.$J$32]*[.J29])" table:style-name="ce26">
            <text:p>0,421052632</text:p>
          </table:table-cell>
          <table:table-cell office:value-type="string" table:style-name="ce26">
            <text:p>?</text:p>
          </table:table-cell>
          <table:table-cell office:value-type="float" office:value="2.9473684210526345" table:formula="of:=[.K29]+[.M29]" table:style-name="ce19">
            <text:p>2,947368421</text:p>
          </table:table-cell>
          <table:table-cell office:value-type="float" office:value="0" table:formula="of:=[.L29]+[.N29]" table:style-name="ce19">
            <text:p>#VALEUR!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office:value-type="date" office:date-value="2020-03-08T00:00:00" table:style-name="ce48">
            <text:p>08-03-2020</text:p>
          </table:table-cell>
          <table:table-cell office:value-type="float" office:value="18" table:style-name="ce49">
            <text:p>18</text:p>
          </table:table-cell>
          <table:table-cell office:value-type="float" office:value="1.2631578947368434" table:formula="of:=[.$G$11]*(1-1/[.$J$32]*[.J30])" table:style-name="ce26">
            <text:p>1,263157895</text:p>
          </table:table-cell>
          <table:table-cell office:value-type="string" table:style-name="ce26">
            <text:p>?</text:p>
          </table:table-cell>
          <table:table-cell office:value-type="float" office:value="0.21052631578947389" table:formula="of:=[.$G$41]*(1-1/[.$J$32]*[.J30])" table:style-name="ce26">
            <text:p>0,210526316</text:p>
          </table:table-cell>
          <table:table-cell office:value-type="string" table:style-name="ce26">
            <text:p>?</text:p>
          </table:table-cell>
          <table:table-cell office:value-type="float" office:value="1.4736842105263173" table:formula="of:=[.K30]+[.M30]" table:style-name="ce19">
            <text:p>1,473684211</text:p>
          </table:table-cell>
          <table:table-cell office:value-type="float" office:value="0" table:formula="of:=[.L30]+[.N30]" table:style-name="ce19">
            <text:p>#VALEUR!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office:value-type="date" office:date-value="2020-03-09T00:00:00" table:style-name="ce48">
            <text:p>09-03-2020</text:p>
          </table:table-cell>
          <table:table-cell office:value-type="float" office:value="19" table:style-name="ce49">
            <text:p>19</text:p>
          </table:table-cell>
          <table:table-cell office:value-type="float" office:value="0" table:formula="of:=[.$G$1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$G$4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31]+[.M31]" table:style-name="ce26">
            <text:p>0</text:p>
          </table:table-cell>
          <table:table-cell office:value-type="float" office:value="0" table:formula="of:=[.L31]+[.N31]" table:style-name="ce26">
            <text:p>0</text:p>
          </table:table-cell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48"/>
          <table:table-cell office:value-type="float" office:value="19" table:formula="of:=COUNTA([.J4:.J30])" table:style-name="ce49">
            <text:p>19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4" table:formula="of:=SUM([.F38:.F44])" table:style-name="ce33">
            <text:p>4</text:p>
          </table:table-cell>
          <table:table-cell office:value-type="float" office:value="51" table:formula="of:=SUM([.G38:.G44])" table:style-name="ce33">
            <text:p>51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6.93812in" svg:y="5.25942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4</text:p>
          </table:table-cell>
          <table:covered-table-cell/>
          <table:table-cell table:number-columns-spanned="2" table:number-rows-spanned="1" table:style-name="ce47"/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2" table:style-name="ce20"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0">
            <text:p>10-03-2020</text:p>
          </table:table-cell>
          <table:table-cell office:value-type="float" office:value="0" table:style-name="ce51">
            <text:p>0</text:p>
          </table:table-cell>
          <table:table-cell office:value-type="float" office:value="28" table:formula="of:=[.$G$45]*(1-1/[.$J$25]*[.J4])" table:style-name="ce26">
            <text:p>28</text:p>
          </table:table-cell>
          <table:table-cell office:value-type="float" office:value="15" table:formula="of:=[.F45]" table:style-name="ce26">
            <text:p>15</text:p>
          </table:table-cell>
          <table:table-cell table:number-columns-repeated="2" table:style-name="ce26"/>
          <table:table-cell office:value-type="float" office:value="28" table:formula="of:=[.K4]+[.M4]" table:style-name="ce19">
            <text:p>28</text:p>
          </table:table-cell>
          <table:table-cell office:value-type="float" office:value="15" table:formula="of:=[.L4]+[.N4]" table:style-name="ce19">
            <text:p>15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0">
            <text:p>11-03-2020</text:p>
          </table:table-cell>
          <table:table-cell office:value-type="float" office:value="1" table:style-name="ce51">
            <text:p>1</text:p>
          </table:table-cell>
          <table:table-cell office:value-type="float" office:value="26.599999999999998" table:formula="of:=[.$G$45]*(1-1/[.$J$25]*[.J5])" table:style-name="ce26">
            <text:p>26,6</text:p>
          </table:table-cell>
          <table:table-cell office:value-type="float" office:value="15" table:formula="of:=[.L4]-0" table:style-name="ce26">
            <text:p>15</text:p>
          </table:table-cell>
          <table:table-cell table:number-columns-repeated="2" table:style-name="ce26"/>
          <table:table-cell office:value-type="float" office:value="26.599999999999998" table:formula="of:=[.K5]+[.M5]" table:style-name="ce19">
            <text:p>26,6</text:p>
          </table:table-cell>
          <table:table-cell office:value-type="float" office:value="15" table:formula="of:=[.L5]+[.N5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0">
            <text:p>12-03-2020</text:p>
          </table:table-cell>
          <table:table-cell office:value-type="float" office:value="2" table:style-name="ce51">
            <text:p>2</text:p>
          </table:table-cell>
          <table:table-cell office:value-type="float" office:value="25.2" table:formula="of:=[.$G$45]*(1-1/[.$J$25]*[.J6])" table:style-name="ce26">
            <text:p>25,2</text:p>
          </table:table-cell>
          <table:table-cell office:value-type="float" office:value="15" table:formula="of:=[.L5]-0" table:style-name="ce26">
            <text:p>15</text:p>
          </table:table-cell>
          <table:table-cell table:number-columns-repeated="2" table:style-name="ce26"/>
          <table:table-cell office:value-type="float" office:value="25.2" table:formula="of:=[.K6]+[.M6]" table:style-name="ce19">
            <text:p>25,2</text:p>
          </table:table-cell>
          <table:table-cell office:value-type="float" office:value="15" table:formula="of:=[.L6]+[.N6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0">
            <text:p>13-03-2020</text:p>
          </table:table-cell>
          <table:table-cell office:value-type="float" office:value="3" table:style-name="ce51">
            <text:p>3</text:p>
          </table:table-cell>
          <table:table-cell office:value-type="float" office:value="23.8" table:formula="of:=[.$G$45]*(1-1/[.$J$25]*[.J7])" table:style-name="ce26">
            <text:p>23,8</text:p>
          </table:table-cell>
          <table:table-cell office:value-type="float" office:value="15" table:formula="of:=[.L6]-0" table:style-name="ce26">
            <text:p>15</text:p>
          </table:table-cell>
          <table:table-cell table:number-columns-repeated="2" table:style-name="ce26"/>
          <table:table-cell office:value-type="float" office:value="23.8" table:formula="of:=[.K7]+[.M7]" table:style-name="ce19">
            <text:p>23,8</text:p>
          </table:table-cell>
          <table:table-cell office:value-type="float" office:value="15" table:formula="of:=[.L7]+[.N7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0">
            <text:p>14-03-2020</text:p>
          </table:table-cell>
          <table:table-cell office:value-type="float" office:value="4" table:style-name="ce51">
            <text:p>4</text:p>
          </table:table-cell>
          <table:table-cell office:value-type="float" office:value="22.400000000000002" table:formula="of:=[.$G$45]*(1-1/[.$J$25]*[.J8])" table:style-name="ce26">
            <text:p>22,4</text:p>
          </table:table-cell>
          <table:table-cell office:value-type="float" office:value="15" table:formula="of:=[.L7]-0" table:style-name="ce26">
            <text:p>15</text:p>
          </table:table-cell>
          <table:table-cell table:number-columns-repeated="2" table:style-name="ce26"/>
          <table:table-cell office:value-type="float" office:value="22.400000000000002" table:formula="of:=[.K8]+[.M8]" table:style-name="ce19">
            <text:p>22,4</text:p>
          </table:table-cell>
          <table:table-cell office:value-type="float" office:value="15" table:formula="of:=[.L8]+[.N8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5T00:00:00" table:style-name="ce50">
            <text:p>15-03-2020</text:p>
          </table:table-cell>
          <table:table-cell office:value-type="float" office:value="5" table:style-name="ce51">
            <text:p>5</text:p>
          </table:table-cell>
          <table:table-cell office:value-type="float" office:value="21" table:formula="of:=[.$G$45]*(1-1/[.$J$25]*[.J9])" table:style-name="ce26">
            <text:p>21</text:p>
          </table:table-cell>
          <table:table-cell office:value-type="float" office:value="15" table:formula="of:=[.L8]-0" table:style-name="ce26">
            <text:p>15</text:p>
          </table:table-cell>
          <table:table-cell table:number-columns-repeated="2" table:style-name="ce26"/>
          <table:table-cell office:value-type="float" office:value="21" table:formula="of:=[.K9]+[.M9]" table:style-name="ce19">
            <text:p>21</text:p>
          </table:table-cell>
          <table:table-cell office:value-type="float" office:value="15" table:formula="of:=[.L9]+[.N9]" table:style-name="ce19">
            <text:p>15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6T00:00:00" table:style-name="ce50">
            <text:p>16-03-2020</text:p>
          </table:table-cell>
          <table:table-cell office:value-type="float" office:value="6" table:style-name="ce51">
            <text:p>6</text:p>
          </table:table-cell>
          <table:table-cell office:value-type="float" office:value="19.599999999999998" table:formula="of:=[.$G$45]*(1-1/[.$J$25]*[.J10])" table:style-name="ce26">
            <text:p>19,6</text:p>
          </table:table-cell>
          <table:table-cell office:value-type="float" office:value="15" table:formula="of:=[.L9]-0" table:style-name="ce26">
            <text:p>15</text:p>
          </table:table-cell>
          <table:table-cell table:number-columns-repeated="2" table:style-name="ce26"/>
          <table:table-cell office:value-type="float" office:value="19.599999999999998" table:formula="of:=[.K10]+[.M10]" table:style-name="ce19">
            <text:p>19,6</text:p>
          </table:table-cell>
          <table:table-cell office:value-type="float" office:value="15" table:formula="of:=[.L10]+[.N10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7T00:00:00" table:style-name="ce50">
            <text:p>17-03-2020</text:p>
          </table:table-cell>
          <table:table-cell office:value-type="float" office:value="7" table:style-name="ce51">
            <text:p>7</text:p>
          </table:table-cell>
          <table:table-cell office:value-type="float" office:value="18.199999999999996" table:formula="of:=[.$G$45]*(1-1/[.$J$25]*[.J11])" table:style-name="ce26">
            <text:p>18,2</text:p>
          </table:table-cell>
          <table:table-cell office:value-type="float" office:value="15" table:formula="of:=[.L10]-0" table:style-name="ce26">
            <text:p>15</text:p>
          </table:table-cell>
          <table:table-cell table:number-columns-repeated="2" table:style-name="ce26"/>
          <table:table-cell office:value-type="float" office:value="18.199999999999996" table:formula="of:=[.K11]+[.M11]" table:style-name="ce19">
            <text:p>18,2</text:p>
          </table:table-cell>
          <table:table-cell office:value-type="float" office:value="15" table:formula="of:=[.L11]+[.N11]" table:style-name="ce19">
            <text:p>15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8T00:00:00" table:style-name="ce50">
            <text:p>18-03-2020</text:p>
          </table:table-cell>
          <table:table-cell office:value-type="float" office:value="8" table:style-name="ce51">
            <text:p>8</text:p>
          </table:table-cell>
          <table:table-cell office:value-type="float" office:value="16.8" table:formula="of:=[.$G$45]*(1-1/[.$J$25]*[.J12])" table:style-name="ce26">
            <text:p>16,8</text:p>
          </table:table-cell>
          <table:table-cell office:value-type="float" office:value="12" table:formula="of:=[.L11]-3" table:style-name="ce26">
            <text:p>12</text:p>
          </table:table-cell>
          <table:table-cell table:number-columns-repeated="2" table:style-name="ce26"/>
          <table:table-cell office:value-type="float" office:value="16.8" table:formula="of:=[.K12]+[.M12]" table:style-name="ce19">
            <text:p>16,8</text:p>
          </table:table-cell>
          <table:table-cell office:value-type="float" office:value="12" table:formula="of:=[.L12]+[.N12]" table:style-name="ce19">
            <text:p>12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9T00:00:00" table:style-name="ce50">
            <text:p>19-03-2020</text:p>
          </table:table-cell>
          <table:table-cell office:value-type="float" office:value="9" table:style-name="ce51">
            <text:p>9</text:p>
          </table:table-cell>
          <table:table-cell office:value-type="float" office:value="15.400000000000002" table:formula="of:=[.$G$45]*(1-1/[.$J$25]*[.J13])" table:style-name="ce26">
            <text:p>15,4</text:p>
          </table:table-cell>
          <table:table-cell office:value-type="float" office:value="12" table:formula="of:=[.L12]-0" table:style-name="ce26">
            <text:p>12</text:p>
          </table:table-cell>
          <table:table-cell table:number-columns-repeated="2" table:style-name="ce26"/>
          <table:table-cell office:value-type="float" office:value="15.400000000000002" table:formula="of:=[.K13]+[.M13]" table:style-name="ce19">
            <text:p>15,4</text:p>
          </table:table-cell>
          <table:table-cell office:value-type="float" office:value="12" table:formula="of:=[.L13]+[.N13]" table:style-name="ce19">
            <text:p>12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office:value-type="date" office:date-value="2020-03-20T00:00:00" table:style-name="ce50">
            <text:p>20-03-2020</text:p>
          </table:table-cell>
          <table:table-cell office:value-type="float" office:value="10" table:style-name="ce51">
            <text:p>10</text:p>
          </table:table-cell>
          <table:table-cell office:value-type="float" office:value="14" table:formula="of:=[.$G$45]*(1-1/[.$J$25]*[.J14])" table:style-name="ce26">
            <text:p>14</text:p>
          </table:table-cell>
          <table:table-cell office:value-type="float" office:value="12" table:formula="of:=[.L13]-0" table:style-name="ce26">
            <text:p>12</text:p>
          </table:table-cell>
          <table:table-cell table:number-columns-repeated="2" table:style-name="ce26"/>
          <table:table-cell office:value-type="float" office:value="14" table:formula="of:=[.K14]+[.M14]" table:style-name="ce19">
            <text:p>14</text:p>
          </table:table-cell>
          <table:table-cell office:value-type="float" office:value="12" table:formula="of:=[.L14]+[.N14]" table:style-name="ce19">
            <text:p>12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date" office:date-value="2020-03-21T00:00:00" table:style-name="ce50">
            <text:p>21-03-2020</text:p>
          </table:table-cell>
          <table:table-cell office:value-type="float" office:value="11" table:style-name="ce51">
            <text:p>11</text:p>
          </table:table-cell>
          <table:table-cell office:value-type="float" office:value="12.599999999999998" table:formula="of:=[.$G$45]*(1-1/[.$J$25]*[.J15])" table:style-name="ce26">
            <text:p>12,6</text:p>
          </table:table-cell>
          <table:table-cell office:value-type="float" office:value="12" table:formula="of:=[.L14]-0" table:style-name="ce26">
            <text:p>12</text:p>
          </table:table-cell>
          <table:table-cell table:number-columns-repeated="2" table:style-name="ce26"/>
          <table:table-cell office:value-type="float" office:value="12.599999999999998" table:formula="of:=[.K15]+[.M15]" table:style-name="ce19">
            <text:p>12,6</text:p>
          </table:table-cell>
          <table:table-cell office:value-type="float" office:value="12" table:formula="of:=[.L15]+[.N15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22T00:00:00" table:style-name="ce50">
            <text:p>22-03-2020</text:p>
          </table:table-cell>
          <table:table-cell office:value-type="float" office:value="12" table:style-name="ce51">
            <text:p>12</text:p>
          </table:table-cell>
          <table:table-cell office:value-type="float" office:value="11.199999999999998" table:formula="of:=[.$G$45]*(1-1/[.$J$25]*[.J16])" table:style-name="ce26">
            <text:p>11,2</text:p>
          </table:table-cell>
          <table:table-cell office:value-type="float" office:value="12" table:formula="of:=[.L15]-0" table:style-name="ce26">
            <text:p>12</text:p>
          </table:table-cell>
          <table:table-cell table:number-columns-repeated="2" table:style-name="ce26"/>
          <table:table-cell office:value-type="float" office:value="11.199999999999998" table:formula="of:=[.K16]+[.M16]" table:style-name="ce19">
            <text:p>11,2</text:p>
          </table:table-cell>
          <table:table-cell office:value-type="float" office:value="12" table:formula="of:=[.L16]+[.N16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23T00:00:00" table:style-name="ce50">
            <text:p>23-03-2020</text:p>
          </table:table-cell>
          <table:table-cell office:value-type="float" office:value="13" table:style-name="ce51">
            <text:p>13</text:p>
          </table:table-cell>
          <table:table-cell office:value-type="float" office:value="9.7999999999999989" table:formula="of:=[.$G$45]*(1-1/[.$J$25]*[.J17])" table:style-name="ce26">
            <text:p>9,8</text:p>
          </table:table-cell>
          <table:table-cell office:value-type="float" office:value="12" table:formula="of:=[.L16]-0" table:style-name="ce26">
            <text:p>12</text:p>
          </table:table-cell>
          <table:table-cell table:number-columns-repeated="2" table:style-name="ce26"/>
          <table:table-cell office:value-type="float" office:value="9.7999999999999989" table:formula="of:=[.K17]+[.M17]" table:style-name="ce19">
            <text:p>9,8</text:p>
          </table:table-cell>
          <table:table-cell office:value-type="float" office:value="12" table:formula="of:=[.L17]+[.N17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4T00:00:00" table:style-name="ce50">
            <text:p>24-03-2020</text:p>
          </table:table-cell>
          <table:table-cell office:value-type="float" office:value="14" table:style-name="ce51">
            <text:p>14</text:p>
          </table:table-cell>
          <table:table-cell office:value-type="float" office:value="8.3999999999999986" table:formula="of:=[.$G$45]*(1-1/[.$J$25]*[.J18])" table:style-name="ce26">
            <text:p>8,4</text:p>
          </table:table-cell>
          <table:table-cell office:value-type="float" office:value="12" table:formula="of:=[.L17]-0" table:style-name="ce26">
            <text:p>12</text:p>
          </table:table-cell>
          <table:table-cell table:number-columns-repeated="2" table:style-name="ce26"/>
          <table:table-cell office:value-type="float" office:value="8.3999999999999986" table:formula="of:=[.K18]+[.M18]" table:style-name="ce19">
            <text:p>8,4</text:p>
          </table:table-cell>
          <table:table-cell office:value-type="float" office:value="12" table:formula="of:=[.L18]+[.N18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5T00:00:00" table:style-name="ce50">
            <text:p>25-03-2020</text:p>
          </table:table-cell>
          <table:table-cell office:value-type="float" office:value="15" table:style-name="ce51">
            <text:p>15</text:p>
          </table:table-cell>
          <table:table-cell office:value-type="float" office:value="7" table:formula="of:=[.$G$45]*(1-1/[.$J$25]*[.J19])" table:style-name="ce26">
            <text:p>7</text:p>
          </table:table-cell>
          <table:table-cell office:value-type="float" office:value="12" table:formula="of:=[.L18]-0" table:style-name="ce26">
            <text:p>12</text:p>
          </table:table-cell>
          <table:table-cell table:number-columns-repeated="2" table:style-name="ce26"/>
          <table:table-cell office:value-type="float" office:value="7" table:formula="of:=[.K19]+[.M19]" table:style-name="ce19">
            <text:p>7</text:p>
          </table:table-cell>
          <table:table-cell office:value-type="float" office:value="12" table:formula="of:=[.L19]+[.N19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6T00:00:00" table:style-name="ce50">
            <text:p>26-03-2020</text:p>
          </table:table-cell>
          <table:table-cell office:value-type="float" office:value="16" table:style-name="ce51">
            <text:p>16</text:p>
          </table:table-cell>
          <table:table-cell office:value-type="float" office:value="5.5999999999999988" table:formula="of:=[.$G$45]*(1-1/[.$J$25]*[.J20])" table:style-name="ce26">
            <text:p>5,6</text:p>
          </table:table-cell>
          <table:table-cell office:value-type="float" office:value="12" table:formula="of:=[.L19]-0" table:style-name="ce26">
            <text:p>12</text:p>
          </table:table-cell>
          <table:table-cell table:number-columns-repeated="2" table:style-name="ce26"/>
          <table:table-cell office:value-type="float" office:value="5.5999999999999988" table:formula="of:=[.K20]+[.M20]" table:style-name="ce19">
            <text:p>5,6</text:p>
          </table:table-cell>
          <table:table-cell office:value-type="float" office:value="12" table:formula="of:=[.L20]+[.N20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27T00:00:00" table:style-name="ce50">
            <text:p>27-03-2020</text:p>
          </table:table-cell>
          <table:table-cell office:value-type="float" office:value="17" table:style-name="ce51">
            <text:p>17</text:p>
          </table:table-cell>
          <table:table-cell office:value-type="float" office:value="4.1999999999999975" table:formula="of:=[.$G$45]*(1-1/[.$J$25]*[.J21])" table:style-name="ce26">
            <text:p>4,2</text:p>
          </table:table-cell>
          <table:table-cell office:value-type="float" office:value="12" table:formula="of:=[.L20]-0" table:style-name="ce26">
            <text:p>12</text:p>
          </table:table-cell>
          <table:table-cell table:number-columns-repeated="2" table:style-name="ce26"/>
          <table:table-cell office:value-type="float" office:value="4.1999999999999975" table:formula="of:=[.K21]+[.M21]" table:style-name="ce19">
            <text:p>4,2</text:p>
          </table:table-cell>
          <table:table-cell office:value-type="float" office:value="12" table:formula="of:=[.L21]+[.N21]" table:style-name="ce19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8T00:00:00" table:style-name="ce50">
            <text:p>28-03-2020</text:p>
          </table:table-cell>
          <table:table-cell office:value-type="float" office:value="18" table:style-name="ce51">
            <text:p>18</text:p>
          </table:table-cell>
          <table:table-cell office:value-type="float" office:value="2.7999999999999994" table:formula="of:=[.$G$45]*(1-1/[.$J$25]*[.J22])" table:style-name="ce26">
            <text:p>2,8</text:p>
          </table:table-cell>
          <table:table-cell office:value-type="float" office:value="11.5" table:formula="of:=[.L21]-0.5" table:style-name="ce26">
            <text:p>11,5</text:p>
          </table:table-cell>
          <table:table-cell table:number-columns-repeated="2" table:style-name="ce26"/>
          <table:table-cell office:value-type="float" office:value="2.7999999999999994" table:formula="of:=[.K22]+[.M22]" table:style-name="ce19">
            <text:p>2,8</text:p>
          </table:table-cell>
          <table:table-cell office:value-type="float" office:value="11.5" table:formula="of:=[.L22]+[.N22]" table:style-name="ce19">
            <text:p>11,5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9T00:00:00" table:style-name="ce50">
            <text:p>29-03-2020</text:p>
          </table:table-cell>
          <table:table-cell office:value-type="float" office:value="19" table:style-name="ce51">
            <text:p>19</text:p>
          </table:table-cell>
          <table:table-cell office:value-type="float" office:value="1.3999999999999981" table:formula="of:=[.$G$45]*(1-1/[.$J$25]*[.J23])" table:style-name="ce26">
            <text:p>1,4</text:p>
          </table:table-cell>
          <table:table-cell office:value-type="float" office:value="11.5" table:formula="of:=[.L22]-0" table:style-name="ce26">
            <text:p>11,5</text:p>
          </table:table-cell>
          <table:table-cell table:number-columns-repeated="2" table:style-name="ce26"/>
          <table:table-cell office:value-type="float" office:value="1.3999999999999981" table:formula="of:=[.K23]+[.M23]" table:style-name="ce19">
            <text:p>1,4</text:p>
          </table:table-cell>
          <table:table-cell office:value-type="float" office:value="11.5" table:formula="of:=[.L23]+[.N23]" table:style-name="ce19">
            <text:p>11,5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office:value-type="date" office:date-value="2020-03-30T00:00:00" table:style-name="ce50">
            <text:p>30-03-2020</text:p>
          </table:table-cell>
          <table:table-cell office:value-type="float" office:value="20" table:style-name="ce51">
            <text:p>20</text:p>
          </table:table-cell>
          <table:table-cell office:value-type="float" office:value="0" table:formula="of:=[.$G$45]*(1-1/[.$J$25]*[.J24])" table:style-name="ce26">
            <text:p>0</text:p>
          </table:table-cell>
          <table:table-cell office:value-type="float" office:value="11.5" table:formula="of:=[.L23]-0" table:style-name="ce26">
            <text:p>11,5</text:p>
          </table:table-cell>
          <table:table-cell table:number-columns-repeated="2" table:style-name="ce26"/>
          <table:table-cell office:value-type="float" office:value="0" table:formula="of:=[.K24]+[.M24]" table:style-name="ce19">
            <text:p>0</text:p>
          </table:table-cell>
          <table:table-cell office:value-type="float" office:value="11.5" table:formula="of:=[.L24]+[.N24]" table:style-name="ce19">
            <text:p>11,5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office:value-type="float" office:value="20" table:formula="of:=COUNTA([.J4:.J23])" table:style-name="ce51">
            <text:p>20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number-columns-repeated="8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number-columns-repeated="16376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number-columns-repeated="16376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déroulant pour créer une forme</text:p>
          </table:table-cell>
          <table:table-cell office:value-type="string" table:style-name="ce23">
            <text:p>Armand</text:p>
          </table:table-cell>
          <table:table-cell office:value-type="string" table:style-name="ce31">
            <text:p>Franck</text:p>
          </table:table-cell>
          <table:table-cell office:value-type="float" office:value="7" table:style-name="ce32">
            <text:p>7</text:p>
          </table:table-cell>
          <table:table-cell office:value-type="float" office:value="6" table:style-name="ce32">
            <text:p>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réation panneau de suivi des formes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 (partie affichage)</text:p>
          </table:table-cell>
          <table:table-cell table:style-name="ce23"/>
          <table:table-cell table:style-name="ce31"/>
          <table:table-cell table:style-name="ce32"/>
          <table:table-cell office:value-type="float" office:value="7.5" table:style-name="ce32">
            <text:p>7,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 (partie compilation)</text:p>
          </table:table-cell>
          <table:table-cell table:style-name="ce23"/>
          <table:table-cell office:value-type="string" table:style-name="ce31">
            <text:p>Andrey</text:p>
          </table:table-cell>
          <table:table-cell office:value-type="float" office:value="3.5" table:style-name="ce32">
            <text:p>3,5</text:p>
          </table:table-cell>
          <table:table-cell office:value-type="float" office:value="7.5" table:style-name="ce32">
            <text:p>7,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réation des classes formes</text:p>
          </table:table-cell>
          <table:table-cell office:value-type="string" table:style-name="ce23">
            <text:p>Minh Nguyen</text:p>
          </table:table-cell>
          <table:table-cell office:value-type="string" table:style-name="ce31">
            <text:p>Ludéric Van Calck</text:p>
          </table:table-cell>
          <table:table-cell office:value-type="float" office:value="3.5" table:style-name="ce32">
            <text:p>3,5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number-columns-repeated="2" table:style-name="ce32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1" table:style-name="ce24">
            <text:p>1</text:p>
          </table:table-cell>
          <table:table-cell table:style-name="ce2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15" table:formula="of:=SUM([.F38:.F44])" table:style-name="ce33">
            <text:p>15</text:p>
          </table:table-cell>
          <table:table-cell office:value-type="float" office:value="28" table:formula="of:=SUM([.G38:.G44])" table:style-name="ce33">
            <text:p>28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2">
            <text:p>10-03-2020</text:p>
          </table:table-cell>
          <table:table-cell office:value-type="float" office:value="0" table:style-name="ce53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2">
            <text:p>11-03-2020</text:p>
          </table:table-cell>
          <table:table-cell office:value-type="float" office:value="1" table:style-name="ce53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2">
            <text:p>12-03-2020</text:p>
          </table:table-cell>
          <table:table-cell office:value-type="float" office:value="2" table:style-name="ce53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2">
            <text:p>13-03-2020</text:p>
          </table:table-cell>
          <table:table-cell office:value-type="float" office:value="3" table:style-name="ce53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2">
            <text:p>14-03-2020</text:p>
          </table:table-cell>
          <table:table-cell office:value-type="float" office:value="4" table:style-name="ce53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2">
            <text:p>15-03-2020</text:p>
          </table:table-cell>
          <table:table-cell office:value-type="float" office:value="5" table:style-name="ce53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6T00:00:00" table:style-name="ce52">
            <text:p>16-03-2020</text:p>
          </table:table-cell>
          <table:table-cell office:value-type="float" office:value="6" table:style-name="ce53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7T00:00:00" table:style-name="ce52">
            <text:p>17-03-2020</text:p>
          </table:table-cell>
          <table:table-cell office:value-type="float" office:value="7" table:style-name="ce53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2">
            <text:p>18-03-2020</text:p>
          </table:table-cell>
          <table:table-cell office:value-type="float" office:value="8" table:style-name="ce53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2">
            <text:p>19-03-2020</text:p>
          </table:table-cell>
          <table:table-cell office:value-type="float" office:value="9" table:style-name="ce53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2">
            <text:p>20-03-2020</text:p>
          </table:table-cell>
          <table:table-cell office:value-type="float" office:value="10" table:style-name="ce53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2">
            <text:p>21-03-2020</text:p>
          </table:table-cell>
          <table:table-cell office:value-type="float" office:value="11" table:style-name="ce53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2">
            <text:p>22-03-2020</text:p>
          </table:table-cell>
          <table:table-cell office:value-type="float" office:value="12" table:style-name="ce53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2">
            <text:p>23-03-2020</text:p>
          </table:table-cell>
          <table:table-cell office:value-type="float" office:value="13" table:style-name="ce53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2"/>
          <table:table-cell office:value-type="float" office:value="13" table:formula="of:=COUNTA([.J4:.J22])" table:style-name="ce53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2"/>
          <table:table-cell table:style-name="ce53"/>
          <table:table-cell table:number-columns-repeated="6" table:style-name="ce26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4">
            <text:p>10-03-202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4">
            <text:p>11-03-2020</text:p>
          </table:table-cell>
          <table:table-cell office:value-type="float" office:value="1" table:style-name="ce55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4">
            <text:p>12-03-2020</text:p>
          </table:table-cell>
          <table:table-cell office:value-type="float" office:value="2" table:style-name="ce55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4">
            <text:p>13-03-2020</text:p>
          </table:table-cell>
          <table:table-cell office:value-type="float" office:value="3" table:style-name="ce55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4">
            <text:p>14-03-2020</text:p>
          </table:table-cell>
          <table:table-cell office:value-type="float" office:value="4" table:style-name="ce55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4">
            <text:p>15-03-2020</text:p>
          </table:table-cell>
          <table:table-cell office:value-type="float" office:value="5" table:style-name="ce55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6T00:00:00" table:style-name="ce54">
            <text:p>16-03-2020</text:p>
          </table:table-cell>
          <table:table-cell office:value-type="float" office:value="6" table:style-name="ce55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7T00:00:00" table:style-name="ce54">
            <text:p>17-03-2020</text:p>
          </table:table-cell>
          <table:table-cell office:value-type="float" office:value="7" table:style-name="ce55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4">
            <text:p>18-03-2020</text:p>
          </table:table-cell>
          <table:table-cell office:value-type="float" office:value="8" table:style-name="ce55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4">
            <text:p>19-03-2020</text:p>
          </table:table-cell>
          <table:table-cell office:value-type="float" office:value="9" table:style-name="ce55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4">
            <text:p>20-03-2020</text:p>
          </table:table-cell>
          <table:table-cell office:value-type="float" office:value="10" table:style-name="ce55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4">
            <text:p>21-03-2020</text:p>
          </table:table-cell>
          <table:table-cell office:value-type="float" office:value="11" table:style-name="ce55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4">
            <text:p>22-03-2020</text:p>
          </table:table-cell>
          <table:table-cell office:value-type="float" office:value="12" table:style-name="ce55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4">
            <text:p>23-03-2020</text:p>
          </table:table-cell>
          <table:table-cell office:value-type="float" office:value="13" table:style-name="ce55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4"/>
          <table:table-cell office:value-type="float" office:value="13" table:formula="of:=COUNTA([.J4:.J22])" table:style-name="ce55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4"/>
          <table:table-cell table:style-name="ce55"/>
          <table:table-cell table:number-columns-repeated="6" table:style-name="ce26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14" table:cell-range-address="IT1.$F$112" table:base-cell-address="IT1.$A$1"/>
        <table:named-range table:name="IT1H15" table:cell-range-address="IT1.$F$11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4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destefani</meta:initial-creator>
    <dc:creator>Franck Trouillez</dc:creator>
    <meta:creation-date>2018-01-29T13:27:33Z</meta:creation-date>
    <dc:date>2020-03-29T23:25:43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390.1708661417322pt" svg:width="556.1308661417323pt" chart:style-name="Crt0">
        <chart:legend svg:x="457.8272440944882pt" svg:y="5.76393700787401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0.0pt" svg:y="0.0pt" svg:width="381.6803149606299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3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6.49496062992126pt" svg:y="4.0pt" svg:width="379.1850393700788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7"/>
          </chart:axis>
          <chart:series chart:label-cell-address="IT2.$O$3" chart:values-cell-range-address="IT2.$O$4:.$O$17" chart:class="chart:line" chart:attached-axis="primary-y" chart:style-name="G0S0">
            <chart:data-point chart:repeated="14"/>
          </chart:series>
          <chart:series chart:label-cell-address="IT2.$P$3" chart:values-cell-range-address="IT2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